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744" officeooo:paragraph-rsid="001f2744"/>
    </style:style>
    <style:style style:name="P2" style:family="paragraph" style:parent-style-name="Standard">
      <style:text-properties officeooo:rsid="00203fc0" officeooo:paragraph-rsid="00203fc0"/>
    </style:style>
    <style:style style:name="P3" style:family="paragraph" style:parent-style-name="Standard">
      <style:text-properties officeooo:rsid="002233f2" officeooo:paragraph-rsid="00223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 = integer.parseInt(“”);</text:p>
      <text:p text:style-name="P1">Integer.toString(value);</text:p>
      <text:p text:style-name="P2">Joptionpane;</text:p>
      <text:p text:style-name="P3">String.valueOf( valu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35:21.066442167</meta:creation-date>
    <dc:date>2020-10-22T10:08:49.818731705</dc:date>
    <meta:editing-duration>PT33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86" meta:non-whitespace-character-count="83"/>
  </office:meta>
</office:document-meta>
</file>